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6cm" style:rel-column-width="10574*"/>
    </style:style>
    <style:style style:name="Таблица1.B" style:family="table-column">
      <style:table-column-properties style:column-width="15.935cm" style:rel-column-width="54961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language="en" fo:country="GB" style:font-name-asian="Times New Roman" style:font-name-complex="Times New Roman" style:font-size-complex="14pt"/>
    </style:style>
    <style:style style:name="T3" style:family="text">
      <style:text-properties fo:language="en" fo:country="GB" style:font-size-complex="14pt"/>
    </style:style>
    <style:style style:name="T4" style:family="text">
      <style:text-properties fo:language="en" fo:country="GB" fo:font-weight="bold" style:font-weight-asian="bold" style:font-size-complex="14pt"/>
    </style:style>
    <style:style style:name="T5" style:family="text">
      <style:text-properties fo:language="en" fo:country="GB" fo:font-weight="bold" style:font-weight-asian="bold" style:font-size-complex="14pt" style:font-weight-complex="bold"/>
    </style:style>
    <style:style style:name="T6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79cm" draw:z-index="0"><draw:image xlink:href="../../odt_eng/images/004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6">Linear Function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09cm" svg:height="1.799cm" draw:z-index="0"><draw:image xlink:href="../../odt_eng/images/004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4">vectorized</text:span></text:span><text:span text:style-name="Основной_20_шрифт_20_абзаца"><text:span text:style-name="T3"> and implements the linear transformation of an input signal (a scalar or vector one)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3.45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236cm" svg:height="0.549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are for the straight line (linear function) coefficients,</text:span></text:span><text:span text:style-name="Основной_20_шрифт_20_абзаца"><text:span text:style-name="T3"><draw:frame draw:style-name="fr3" draw:name="Объект3" text:anchor-type="as-char" svg:width="2.427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are for the input and output signals (scalar or vector ones)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</text:span></text:span></text:p>
            <text:list xml:id="list2046755986489173416" text:style-name="L1">
              <text:list-item>
                <text:p text:style-name="P7"><text:span text:style-name="Основной_20_шрифт_20_абзаца"><text:span text:style-name="T2">Free member – the coefficient</text:span></text:span><text:span text:style-name="Основной_20_шрифт_20_абзаца"><text:span text:style-name="T2"><draw:frame draw:style-name="fr3" draw:name="Объект4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7"><text:span text:style-name="Основной_20_шрифт_20_абзаца"><text:span text:style-name="T2">Coefficient at t – the coefficient</text:span></text:span><text:span text:style-name="Основной_20_шрифт_20_абзаца"><text:span text:style-name="T2"><draw:frame draw:style-name="fr3" draw:name="Объект5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P6">The parameters can be vectors, which dimensions shall be equal to the input dimension; in this case there will be a vector at the output.</text:p>
            <text:p text:style-name="Text_20_body"><text:span text:style-name="Основной_20_шрифт_20_абзаца"><text:span text:style-name="T4">Note:</text:span></text:span><text:span text:style-name="Основной_20_шрифт_20_абзаца"><text:span text:style-name="T3"> by default this unit performs the linear transformation of an input (scalar or vector) signal with coefficients</text:span></text:span><text:span text:style-name="Основной_20_шрифт_20_абзаца"><text:span text:style-name="T3"><draw:frame draw:style-name="fr3" draw:name="Object1" text:anchor-type="as-char" svg:width="2.485cm" svg:height="0.549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инейная функция</dc:title>
    <meta:creation-date>2012-01-24T10:06:00</meta:creation-date>
    <dc:date>2012-03-04T17:17:28.99</dc:date>
    <meta:editing-cycles>146</meta:editing-cycles>
    <meta:editing-duration>PT3H23M44S</meta:editing-duration>
    <dc:creator>Александр </dc:creator>
    <meta:document-statistic meta:table-count="1" meta:image-count="2" meta:object-count="6" meta:page-count="1" meta:paragraph-count="13" meta:word-count="105" meta:character-count="6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odt_eng/0041.odt/Normal.dotm"/>
  </office:meta>
</office:document-meta>
</file>

<file path=Object 1/content.xml><?xml version="1.0" encoding="utf-8"?>
<math xmlns="http://www.w3.org/1998/Math/MathML">
  <semantics>
    <mrow>
      <mrow>
        <mi>a</mi>
        <mo stretchy="false">=</mo>
        <mn>0,</mn>
      </mrow>
      <mi/>
      <mrow>
        <mi>b</mi>
        <mo stretchy="false">=</mo>
        <mn>1</mn>
      </mrow>
    </mrow>
    <annotation encoding="StarMath 5.0">a=0,~b=1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+</mo>
          <mrow>
            <mi>b</mi>
            <mo stretchy="false">⋅</mo>
            <mi>x</mi>
          </mrow>
        </mrow>
      </mrow>
      <mrow>
        <mo stretchy="false">(</mo>
        <mrow>
          <mi>t</mi>
        </mrow>
        <mo stretchy="false">)</mo>
      </mrow>
    </mrow>
    <annotation encoding="StarMath 5.0">y(t) = a + b cdot x(t)</annotation>
  </semantics>
</math>
</file>

<file path=Object 3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